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Kreon" svg:font-family="Kreon" style:font-family-generic="system" style:font-pitch="variable"/>
  </office:font-face-decls>
  <office:automatic-styles>
    <style:style style:name="P1" style:family="paragraph" style:parent-style-name="Normal">
      <style:paragraph-properties fo:line-height="115%" fo:text-align="center" style:justify-single-word="false"/>
      <style:text-properties style:font-name="Kreon" fo:font-size="27pt" style:font-size-asian="27pt" style:font-size-complex="27pt"/>
    </style:style>
    <style:style style:name="P2" style:family="paragraph" style:parent-style-name="Normal">
      <style:paragraph-properties fo:line-height="115%"/>
      <style:text-properties style:font-name="Kreon"/>
    </style:style>
    <style:style style:name="P3" style:family="paragraph" style:parent-style-name="Normal">
      <style:paragraph-properties fo:line-height="115%" fo:text-align="justify" style:justify-single-word="false"/>
      <style:text-properties style:font-name="Kreon" fo:font-size="13pt" style:font-size-asian="13pt" style:font-size-complex="13pt"/>
    </style:style>
    <style:style style:name="P4" style:family="paragraph" style:parent-style-name="Normal">
      <style:paragraph-properties fo:line-height="115%" fo:text-align="justify" style:justify-single-word="false"/>
      <style:text-properties style:font-name="Kreon" fo:font-size="3pt" style:font-size-asian="3pt" style:font-size-complex="3pt"/>
    </style:style>
    <style:style style:name="P5" style:family="paragraph" style:parent-style-name="Normal">
      <style:paragraph-properties fo:line-height="115%" fo:text-align="justify" style:justify-single-word="false"/>
      <style:text-properties style:font-name="Kreon" fo:font-size="4pt" style:font-size-asian="4pt" style:font-size-complex="4pt"/>
    </style:style>
    <style:style style:name="P6" style:family="paragraph" style:parent-style-name="Normal">
      <style:paragraph-properties fo:line-height="115%" fo:text-align="justify" style:justify-single-word="false"/>
    </style:style>
    <style:style style:name="P7" style:family="paragraph" style:parent-style-name="Normal" style:master-page-name="MP0">
      <style:paragraph-properties fo:line-height="115%" style:page-number="auto" fo:break-before="page"/>
      <style:text-properties style:font-name="Kreon"/>
    </style:style>
    <style:style style:name="P8" style:family="paragraph" style:parent-style-name="Normal">
      <style:paragraph-properties fo:line-height="115%" fo:text-align="justify" style:justify-single-word="false"/>
    </style:style>
    <style:style style:name="P9" style:family="paragraph" style:parent-style-name="Normal">
      <style:paragraph-properties fo:line-height="115%" fo:text-align="justify" style:justify-single-word="false"/>
      <style:text-properties officeooo:paragraph-rsid="00190121"/>
    </style:style>
    <style:style style:name="P10" style:family="paragraph" style:parent-style-name="Paragraphe_20_de_20_liste">
      <style:text-properties style:font-name="Kreon" fo:font-size="1pt" style:font-size-asian="1pt" style:font-size-complex="1pt"/>
    </style:style>
    <style:style style:name="P11" style:family="paragraph" style:parent-style-name="Paragraphe_20_de_20_liste" style:list-style-name="L1">
      <style:paragraph-properties fo:margin-left="0.5909in" fo:margin-right="0in" fo:line-height="115%" fo:text-indent="-0.1972in" style:auto-text-indent="false">
        <style:tab-stops/>
      </style:paragraph-properties>
    </style:style>
    <style:style style:name="T1" style:family="text">
      <style:text-properties style:font-name="Kreon"/>
    </style:style>
    <style:style style:name="T2" style:family="text">
      <style:text-properties style:font-name="Kreon" fo:font-size="13pt" style:font-size-asian="13pt" style:font-size-complex="13pt"/>
    </style:style>
    <style:style style:name="T3" style:family="text">
      <style:text-properties style:font-name="Kreon" fo:font-size="13pt" officeooo:rsid="001691a0" style:font-size-asian="13pt" style:font-size-complex="13pt"/>
    </style:style>
    <style:style style:name="T4" style:family="text">
      <style:text-properties style:font-name="Kreon" fo:font-size="13pt" officeooo:rsid="00190121" style:font-size-asian="13pt" style:font-size-complex="13pt"/>
    </style:style>
    <style:style style:name="T5" style:family="text">
      <style:text-properties style:font-name="Kreon" fo:font-size="13pt" fo:font-weight="bold" style:font-size-asian="13pt" style:font-weight-asian="bold" style:font-size-complex="13pt" style:font-weight-complex="bold"/>
    </style:style>
    <style:style style:name="T6" style:family="text">
      <style:text-properties fo:language="en" fo:country="US"/>
    </style:style>
    <style:style style:name="T7" style:family="text">
      <style:text-properties officeooo:rsid="0019012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1.0311in"/>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25in" fo:margin-left="1.531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2.0311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5311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3.0311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5311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4.0311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5311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5.0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1">Introduction générale</text:p>
      <text:p text:style-name="P2"/>
      <text:p text:style-name="P3">LES JEUX SÉRIEUX dérivant du vocable anglais <text:span text:style-name="T6">serious</text:span> <text:span text:style-name="T6">games</text:span>, les jeux sérieux évoquent un logiciel qui combine une intention d’apprentissage sérieuse et l’aspect ludique du jeu vidéo. On tente d’y faire passer un contenu informatif en conservant un aspect plus léger que dans une leçon traditionnelle. Les concepteurs utilisent les mécanismes des jeux vidéo pour sensibiliser les consciences à diverses problématiques.</text:p>
      <text:p text:style-name="P6"><text:span text:style-name="Police_20_par_20_défaut"><text:span text:style-name="T2"/></text:span></text:p>
      <text:p text:style-name="P6"><text:span text:style-name="T2">Autrement dit, Le jeu développe l'imagination de l'enfant. L'enfant découvre quels sont les objets, les personnes, les événements qui l'entourent. Les jeux et la manière dont l'enfant y joue permettent de mesurer le niveau de développement moteur, intellectuel, affectif et social de celui-ci. C'est aussi un mode d'expression.</text:span></text:p>
      <text:p text:style-name="P4"/>
      <text:p text:style-name="P9"><text:span text:style-name="T2">Le jeu est donc un support de choix dans le domaine des apprentissages, car il mobilise un grand nombre de capacités cognitives et permet une différenciation pédagogique qui porte ses fruits auprès de jeunes parfois en perte de vitesse face aux méthodes classiques d’instruction. Le jeu devient un moteur au savoir, il motive l’</text:span><text:span text:style-name="T3">enfant</text:span><text:span text:style-name="T2"> à aller de l’avant et ce dans toutes les matières. <text:s text:c="3"/></text:span><text:span text:style-name="T4">L</text:span><text:span text:style-name="T2">e jeu permet de conforter le « désir d’apprendre » et le « plaisir de savoir». </text:span></text:p>
      <text:p text:style-name="P9"><text:span text:style-name="T2">La notion de plaisir d’apprendre des jeunes est centrale dans la démarche de l’apprentissage par le jeu. Le jeu est donc un moyen ludique et éducatif au service des apprentissages scolaires qu’il serait dommage d’ignorer.</text:span></text:p>
      <text:p text:style-name="P9"><text:span text:style-name="T2"/></text:p>
      <text:p text:style-name="P3">Le présent rapport est divisé en six chapitres qui abordent successivement les sujets suivants :</text:p>
      <text:p text:style-name="P5"/>
      <text:list xml:id="list2289252421" text:style-name="L1">
        <text:list-item>
          <text:p text:style-name="P11"><text:span text:style-name="Police_20_par_20_défaut"><text:span text:style-name="T5">Chapitre 1</text:span></text:span><text:span text:style-name="Police_20_par_20_défaut"><text:span text:style-name="T2"> :<text:tab/>Se déroule sur le contexte général du projet, qui traite le problème réel et la pédagogie Montessori ainsi les bénéfices des jeux sérieux...</text:span></text:span></text:p>
        </text:list-item>
        <text:list-item>
          <text:p text:style-name="P11"><text:span text:style-name="Police_20_par_20_défaut"><text:span text:style-name="T5">Chapitre 2</text:span></text:span><text:span text:style-name="Police_20_par_20_défaut"><text:span text:style-name="T2"> : <text:s/>Se déroule sur l'analyse général du projet, qui traite l'objectif principal de notre projet ainsi les besoins demandes par les cahiers des charges...</text:span></text:span></text:p>
        </text:list-item>
        <text:list-item>
          <text:p text:style-name="P11"><text:span text:style-name="Police_20_par_20_défaut"><text:span text:style-name="T5">Chapitre 3</text:span></text:span><text:span text:style-name="Police_20_par_20_défaut"><text:span text:style-name="T2"> :<text:tab/>Se déroule sur l'organisation du projet, qui aborde l’organisation du travail puis la méthode et les outils avant d’estimer le temps passé durant le projet...</text:span></text:span></text:p>
        </text:list-item>
        <text:list-item>
          <text:p text:style-name="P11"><text:span text:style-name="Police_20_par_20_défaut"><text:span text:style-name="T5">Chapitre 4</text:span></text:span><text:span text:style-name="Police_20_par_20_défaut"><text:span text:style-name="T2"> : <text:s/>Se déroule sur la modélisation du projet, afin de construire une vue globale sur le projet et répondre aux besoins...</text:span></text:span></text:p>
        </text:list-item>
        <text:list-item>
          <text:p text:style-name="P11"><text:soft-page-break/><text:span text:style-name="Police_20_par_20_défaut"><text:span text:style-name="T5">Chapitre 5</text:span></text:span><text:span text:style-name="Police_20_par_20_défaut"><text:span text:style-name="T2"> :</text:span></text:span></text:p>
        </text:list-item>
        <text:list-item>
          <text:p text:style-name="P11"><text:span text:style-name="Police_20_par_20_défaut"><text:span text:style-name="T5">Chapitre 6</text:span></text:span><text:span text:style-name="Police_20_par_20_défaut"><text:span text:style-name="T2"> :<text:tab/>Se déroule sur le Bilan du projet, qui aborde sur les principales pointes de la réalisation du projet....</text:span></text:span></text:p>
        </text:list-item>
      </text:list>
      <text:p text:style-name="P10"/>
      <text:p text:style-name="P6"><text:span text:style-name="Police_20_par_20_défaut"><text:span text:style-name="T2">En résume notre rapport par une Conclusion qui redonne une vue générale sur l’ensemble du projet tout en résumant les différentes étapes suivies pour accomplir notre tâche, la conclusion permet également de s’assurer de la réalisation des différents objectifs mis en introduction.</text:span></text:span><text:span text:style-name="Police_20_par_20_défaut"><text:span text:style-name="T1"><text:tab/></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Kreon" svg:font-family="Kreo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Police_20_par_20_défaut" style:display-name="Police par défaut" style:family="text"/>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9839in" fo:margin-left="0.5909in" fo:margin-right="0.4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b79626edf0065ac373bd1df5c28bd630b4424273</meta:generator>
    <dc:title/>
    <dc:description/>
    <dc:subject/>
    <meta:initial-creator>Outmane Aalloul</meta:initial-creator>
    <meta:creation-date>2020-05-31T12:36:00Z</meta:creation-date>
    <dc:date>2020-06-01T19:55:11.534454097</dc:date>
    <meta:editing-cycles>5</meta:editing-cycles>
    <meta:editing-duration>PT2H9M18S</meta:editing-duration>
    <meta:document-statistic meta:table-count="0" meta:image-count="0" meta:object-count="0" meta:page-count="2" meta:paragraph-count="13" meta:word-count="416" meta:character-count="2586" meta:non-whitespace-character-count="2182"/>
    <meta:template xlink:type="simple" xlink:actuate="onRequest" xlink:title="" xlink:href="Normal.dotm"/>
  </office:meta>
</office:document-meta>
</file>